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svg:stroke-color="#3faf46" draw:fill-color="#468a1a" draw:textarea-horizontal-align="justify" draw:textarea-vertical-align="middle" draw:auto-grow-height="false" fo:min-height="0.607cm" fo:min-width="0.253cm" loext:decorative="false"/>
    </style:style>
    <style:style style:name="gr5" style:family="graphic" style:parent-style-name="standard">
      <style:graphic-properties svg:stroke-color="#3faf46" draw:fill-color="#468a1a" draw:textarea-horizontal-align="justify" draw:textarea-vertical-align="middle" draw:auto-grow-height="false" fo:min-height="0.607cm" fo:min-width="0.254cm" loext:decorative="false"/>
    </style:style>
    <style:style style:name="gr6" style:family="graphic" style:parent-style-name="standard">
      <style:graphic-properties svg:stroke-color="#3faf46" draw:fill-color="#468a1a" draw:textarea-horizontal-align="justify" draw:textarea-vertical-align="middle" draw:auto-grow-height="false" fo:min-height="0.607cm" fo:min-width="0.248cm" loext:decorative="false"/>
    </style:style>
    <style:style style:name="gr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svg:stroke-color="#3faf46" draw:fill-color="#468a1a" draw:textarea-horizontal-align="justify" draw:textarea-vertical-align="middle" draw:auto-grow-height="false" fo:min-height="0.563cm" fo:min-width="0.319cm" loext:decorative="false"/>
    </style:style>
    <style:style style:name="gr9" style:family="graphic" style:parent-style-name="standard">
      <style:graphic-properties svg:stroke-color="#3faf46" draw:fill-color="#468a1a" draw:textarea-horizontal-align="justify" draw:textarea-vertical-align="middle" draw:auto-grow-height="false" fo:min-height="0.563cm" fo:min-width="0.318cm" loext:decorative="false"/>
    </style:style>
    <style:style style:name="gr10" style:family="graphic" style:parent-style-name="standard">
      <style:graphic-properties svg:stroke-color="#3faf46" draw:fill-color="#468a1a" draw:textarea-horizontal-align="justify" draw:textarea-vertical-align="middle" draw:auto-grow-height="false" fo:min-height="0.563cm" fo:min-width="0.316cm" loext:decorative="false"/>
    </style:style>
    <style:style style:name="gr11" style:family="graphic" style:parent-style-name="standard">
      <style:graphic-properties svg:stroke-color="#3faf46" draw:fill-color="#468a1a" draw:textarea-horizontal-align="justify" draw:textarea-vertical-align="middle" draw:auto-grow-height="false" fo:min-height="0.563cm" fo:min-width="0.317cm" loext:decorative="false"/>
    </style:style>
    <style:style style:name="gr12" style:family="graphic" style:parent-style-name="standard">
      <style:graphic-properties svg:stroke-color="#3faf46" draw:fill-color="#468a1a" draw:textarea-horizontal-align="justify" draw:textarea-vertical-align="middle" draw:auto-grow-height="false" fo:min-height="0.563cm" fo:min-width="0.306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co1" style:family="table-column">
      <style:table-column-properties style:column-width="1.619cm" style:use-optimal-column-width="false"/>
    </style:style>
    <style:style style:name="co2" style:family="table-column">
      <style:table-column-properties style:column-width="1.634cm" style:use-optimal-column-width="false"/>
    </style:style>
    <style:style style:name="co3" style:family="table-column">
      <style:table-column-properties style:column-width="1.752cm" style:use-optimal-column-width="false"/>
    </style:style>
    <style:style style:name="co4" style:family="table-column">
      <style:table-column-properties style:column-width="1.782cm" style:use-optimal-column-width="false"/>
    </style:style>
    <style:style style:name="ro1" style:family="table-row">
      <style:table-row-properties style:row-height="1.427cm" style:use-optimal-row-height="false"/>
    </style:style>
    <style:style style:name="ro2" style:family="table-row">
      <style:table-row-properties style:row-height="1.365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68a1a"/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Source Code Pro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Source Code Pro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xml:id="id1" draw:id="id1" draw:layer="layout" svg:width="9.728cm" svg:height="1.426cm" svg:x="2.508cm" svg:y="13.734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bg-none"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onnector draw:style-name="gr3" draw:text-style-name="P1" draw:layer="layout" draw:type="curve" svg:x1="12.236cm" svg:y1="14.447cm" svg:x2="12.236cm" svg:y2="14.447cm" draw:start-shape="id1" draw:end-shape="id1" svg:d="M12236 14447z" svg:viewBox="0 0 1 1">
            <text:p/>
          </draw:connector>
          <draw:custom-shape draw:style-name="gr4" draw:text-style-name="P2" xml:id="id2" draw:id="id2" draw:layer="layout" svg:width="1.065cm" svg:height="1.211cm" svg:x="2.901cm" svg:y="13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" draw:id="id3" draw:layer="layout" svg:width="1.063cm" svg:height="1.211cm" svg:x="4.473cm" svg:y="13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4" draw:id="id4" draw:layer="layout" svg:width="1.064cm" svg:height="1.211cm" svg:x="6.043cm" svg:y="13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" draw:id="id5" draw:layer="layout" svg:width="1.065cm" svg:height="1.211cm" svg:x="7.746cm" svg:y="13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" draw:id="id6" draw:layer="layout" svg:width="1.065cm" svg:height="1.211cm" svg:x="9.317cm" svg:y="13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7" draw:id="id7" draw:layer="layout" svg:width="1.058cm" svg:height="1.211cm" svg:x="10.888cm" svg:y="13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" draw:layer="layout" draw:type="curve" svg:x1="3.434cm" svg:y1="13.815cm" svg:x2="5.005cm" svg:y2="13.815cm" draw:start-shape="id2" draw:start-glue-point="4" draw:end-shape="id3" draw:end-glue-point="4" svg:d="M3434 13815c0-753 1571-753 1571 0" svg:viewBox="0 0 1572 566">
            <text:p/>
          </draw:connector>
          <draw:connector draw:style-name="gr7" draw:text-style-name="P1" draw:layer="layout" draw:type="curve" svg:x1="5.005cm" svg:y1="13.815cm" svg:x2="6.575cm" svg:y2="13.815cm" draw:start-shape="id3" draw:start-glue-point="4" draw:end-shape="id4" draw:end-glue-point="4" svg:d="M5005 13815c0-753 1570-753 1570 0" svg:viewBox="0 0 1571 566">
            <text:p/>
          </draw:connector>
          <draw:connector draw:style-name="gr7" draw:text-style-name="P1" draw:layer="layout" draw:type="curve" svg:x1="6.575cm" svg:y1="13.815cm" svg:x2="8.279cm" svg:y2="13.815cm" draw:start-shape="id4" draw:start-glue-point="4" draw:end-shape="id5" draw:end-glue-point="4" svg:d="M6575 13815c0-753 1704-753 1704 0" svg:viewBox="0 0 1705 566">
            <text:p/>
          </draw:connector>
          <draw:connector draw:style-name="gr7" draw:text-style-name="P1" draw:layer="layout" draw:type="curve" svg:x1="8.279cm" svg:y1="13.815cm" svg:x2="9.85cm" svg:y2="13.815cm" draw:start-shape="id5" draw:start-glue-point="4" draw:end-shape="id6" draw:end-glue-point="4" svg:d="M8279 13815c0-753 1571-753 1571 0" svg:viewBox="0 0 1572 566">
            <text:p/>
          </draw:connector>
          <draw:connector draw:style-name="gr7" draw:text-style-name="P1" draw:layer="layout" draw:type="curve" svg:x1="9.85cm" svg:y1="13.815cm" svg:x2="11.417cm" svg:y2="13.815cm" draw:start-shape="id6" draw:start-glue-point="4" draw:end-shape="id7" draw:end-glue-point="4" svg:d="M9850 13815c0-753 1567-753 1567 0" svg:viewBox="0 0 1568 566">
            <text:p/>
          </draw:connector>
        </draw:g>
        <draw:g draw:style-name="gr1">
          <draw:frame draw:style-name="gr2" draw:layer="layout" svg:width="10.541cm" svg:height="1.364cm" svg:x="17.171cm" svg:y="13.692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2" table:default-cell-style-name="bg-none"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custom-shape draw:style-name="gr8" draw:text-style-name="P2" draw:layer="layout" svg:width="1.157cm" svg:height="1.149cm" svg:x="17.47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156cm" svg:height="1.149cm" svg:x="19.31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156cm" svg:height="1.149cm" svg:x="21.011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154cm" svg:height="1.149cm" svg:x="22.72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1.155cm" svg:height="1.149cm" svg:x="24.414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14cm" svg:height="1.149cm" svg:x="26.271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8.076cm" svg:y1="12.647cm" svg:x2="18.076cm" svg:y2="16.711cm">
            <text:p/>
          </draw:line>
          <draw:line draw:style-name="gr7" draw:text-style-name="P1" draw:layer="layout" svg:x1="19.919cm" svg:y1="12.647cm" svg:x2="19.919cm" svg:y2="16.711cm">
            <text:p/>
          </draw:line>
          <draw:line draw:style-name="gr7" draw:text-style-name="P1" draw:layer="layout" svg:x1="21.621cm" svg:y1="12.647cm" svg:x2="21.621cm" svg:y2="16.711cm">
            <text:p/>
          </draw:line>
          <draw:line draw:style-name="gr7" draw:text-style-name="P1" draw:layer="layout" svg:x1="23.322cm" svg:y1="12.647cm" svg:x2="23.322cm" svg:y2="16.711cm">
            <text:p/>
          </draw:line>
          <draw:line draw:style-name="gr7" draw:text-style-name="P1" draw:layer="layout" svg:x1="25.024cm" svg:y1="12.647cm" svg:x2="25.024cm" svg:y2="16.711cm">
            <text:p/>
          </draw:line>
          <draw:line draw:style-name="gr7" draw:text-style-name="P1" draw:layer="layout" svg:x1="26.867cm" svg:y1="12.647cm" svg:x2="26.867cm" svg:y2="16.711cm">
            <text:p/>
          </draw:line>
        </draw:g>
        <draw:frame draw:style-name="gr13" draw:text-style-name="P4" draw:layer="layout" svg:width="9.525cm" svg:height="2.139cm" svg:x="2.27cm" svg:y="3.222cm">
          <draw:text-box>
            <text:p text:style-name="P3"><text:span text:style-name="T1">Procesamiento Secuencial</text:span></text:p>
          </draw:text-box>
        </draw:frame>
        <draw:frame draw:style-name="gr13" draw:text-style-name="P4" draw:layer="layout" svg:width="9.525cm" svg:height="2.139cm" svg:x="17.871cm" svg:y="3.223cm">
          <draw:text-box>
            <text:p text:style-name="P3"><text:span text:style-name="T1">Procesamiento en Paralelo</text:span></text:p>
          </draw:text-box>
        </draw:frame>
        <draw:frame draw:style-name="gr14" draw:text-style-name="P6" draw:layer="layout" svg:width="7.303cm" svg:height="1.27cm" svg:x="3.857cm" svg:y="7.35cm">
          <draw:text-box>
            <text:p text:style-name="P5"><text:span text:style-name="T2">select</text:span></text:p>
          </draw:text-box>
        </draw:frame>
        <draw:frame draw:style-name="gr14" draw:text-style-name="P6" draw:layer="layout" svg:width="7.303cm" svg:height="1.27cm" svg:x="19.088cm" svg:y="7.35cm">
          <draw:text-box>
            <text:p text:style-name="P5"><text:span text:style-name="T2">classify</text:span></text:p>
          </draw:text-box>
        </draw:frame>
        <draw:frame draw:style-name="gr15" draw:text-style-name="P8" draw:layer="layout" svg:width="7.937cm" svg:height="2.54cm" svg:x="3.54cm" svg:y="9.89cm">
          <draw:text-box>
            <text:p text:style-name="P7"><text:span text:style-name="T3">Se hacen </text:span><text:span text:style-name="T4">6 operaciones</text:span><text:span text:style-name="T3"> (una por elemento) en secuencia.</text:span></text:p>
          </draw:text-box>
        </draw:frame>
        <draw:frame draw:style-name="gr15" draw:text-style-name="P8" draw:layer="layout" svg:width="7.937cm" svg:height="2.54cm" svg:x="19.098cm" svg:y="9.572cm">
          <draw:text-box>
            <text:p text:style-name="P7"><text:span text:style-name="T3">Se hace </text:span><text:span text:style-name="T4">1 operación</text:span><text:span text:style-name="T3"> sobre todos los elementos en paralelo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21:57:22.987748243</meta:creation-date>
    <meta:editing-duration>PT4M40S</meta:editing-duration>
    <meta:editing-cycles>3</meta:editing-cycles>
    <meta:generator>LibreOffice/24.2.4.2$MacOSX_AARCH64 LibreOffice_project/51a6219feb6075d9a4c46691dcfe0cd9c4fff3c2</meta:generator>
    <dc:date>2024-07-11T22:02:02.922956652</dc:date>
    <meta:document-statistic meta:object-count="34"/>
  </office:meta>
</office:document-meta>
</file>